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 style:list-style-name="L6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 style:list-style-name="L7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 style:list-style-name="L8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 style:list-style-name="L9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L10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 style:list-style-name="L1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nguage Everyday</text:p>
      <text:p text:style-name="P2"/>
      <text:p text:style-name="P2">Learning a new language from vocabulary. This mobile application with help you to improve your vocabulary in an effective way.</text:p>
      <text:p text:style-name="P3">Basic features:</text:p>
      <text:p text:style-name="P3"/>
      <text:list xml:id="list6450519049177965678" text:style-name="L1">
        <text:list-item>
          <text:p text:style-name="P4">Widget:</text:p>
        </text:list-item>
      </text:list>
      <text:list xml:id="list4744094874313817503" text:style-name="L2">
        <text:list-item>
          <text:p text:style-name="P5">Show new word and speak out with “speaker” icon on the right side.</text:p>
        </text:list-item>
        <text:list-item>
          <text:p text:style-name="P5">Click on widget to discover the new word</text:p>
        </text:list-item>
        <text:list-item>
          <text:p text:style-name="P5">Refresh the widget to get new word</text:p>
        </text:list-item>
      </text:list>
      <text:list xml:id="list1383587486" text:continue-list="list6450519049177965678" text:style-name="L1">
        <text:list-item>
          <text:p text:style-name="P4">Full-page view:</text:p>
        </text:list-item>
      </text:list>
      <text:list xml:id="list478160014405162551" text:style-name="L3">
        <text:list-item>
          <text:p text:style-name="P6">Show new word </text:p>
        </text:list-item>
        <text:list-item>
          <text:p text:style-name="P6">meaning of the new word</text:p>
        </text:list-item>
        <text:list-item>
          <text:p text:style-name="P6">example</text:p>
        </text:list-item>
        <text:list-item>
          <text:p text:style-name="P6">there is a button bringing user to story page</text:p>
        </text:list-item>
        <text:list-item>
          <text:p text:style-name="P6">dictionary</text:p>
        </text:list-item>
        <text:list-item>
          <text:p text:style-name="P6">image for illustration of the word</text:p>
        </text:list-item>
      </text:list>
      <text:list xml:id="list757338698" text:continue-list="list1383587486" text:style-name="L1">
        <text:list-item>
          <text:p text:style-name="P4">Word story:</text:p>
        </text:list-item>
      </text:list>
      <text:list xml:id="list1285805617900123412" text:style-name="L4">
        <text:list-item>
          <text:p text:style-name="P7">a short story that include new word.<text:tab/></text:p>
        </text:list-item>
      </text:list>
      <text:list xml:id="list4844674065499881877" text:style-name="L5">
        <text:list-item>
          <text:list>
            <text:list-item>
              <text:p text:style-name="P8">Notification:</text:p>
            </text:list-item>
          </text:list>
        </text:list-item>
      </text:list>
      <text:list xml:id="list5652562356668559071" text:style-name="L6">
        <text:list-item>
          <text:p text:style-name="P9">Show notification when the new word is showed up</text:p>
        </text:list-item>
      </text:list>
      <text:p text:style-name="P3"/>
      <text:p text:style-name="P3">4 important part of the application:</text:p>
      <text:list xml:id="list153935338664382767" text:style-name="L7">
        <text:list-item>
          <text:p text:style-name="P10">Setting page</text:p>
        </text:list-item>
      </text:list>
      <text:list xml:id="list8414058199308938501" text:style-name="L8">
        <text:list-item>
          <text:p text:style-name="P11">Show word beginning with</text:p>
        </text:list-item>
        <text:list-item>
          <text:p text:style-name="P11">Refresh interval (done)</text:p>
        </text:list-item>
        <text:list-item>
          <text:p text:style-name="P11">Text to speech (done)</text:p>
        </text:list-item>
        <text:list-item>
          <text:p text:style-name="P11">Notification – show new word and fully text of <text:s/>word's samples</text:p>
        </text:list-item>
      </text:list>
      <text:list xml:id="list211312729" text:continue-list="list153935338664382767" text:style-name="L7">
        <text:list-item>
          <text:p text:style-name="P10">Widget</text:p>
        </text:list-item>
      </text:list>
      <text:list xml:id="list8570793316564648262" text:style-name="L9">
        <text:list-item>
          <text:p text:style-name="P12">Word meaning (done)</text:p>
        </text:list-item>
        <text:list-item>
          <text:p text:style-name="P12">Speaker (using text-to-speech) (done)</text:p>
        </text:list-item>
        <text:list-item>
          <text:p text:style-name="P12">Next button</text:p>
        </text:list-item>
        <text:list-item>
          <text:p text:style-name="P12">Decoration </text:p>
        </text:list-item>
      </text:list>
      <text:list xml:id="list1497959024" text:continue-list="list211312729" text:style-name="L7">
        <text:list-item>
          <text:p text:style-name="P10">Word data</text:p>
        </text:list-item>
      </text:list>
      <text:list xml:id="list4680096911092768914" text:style-name="L10">
        <text:list-item>
          <text:p text:style-name="P13">Word</text:p>
        </text:list-item>
        <text:list-item>
          <text:p text:style-name="P13">Definition</text:p>
        </text:list-item>
        <text:list-item>
          <text:p text:style-name="P13">Example</text:p>
        </text:list-item>
      </text:list>
      <text:p text:style-name="P3"><text:tab/>Note:</text:p>
      <text:list xml:id="list3936164589666182598" text:style-name="L11">
        <text:list-item>
          <text:p text:style-name="P14">Store dictionary into json file.</text:p>
        </text:list-item>
        <text:list-item>
          <text:p text:style-name="P14">Json structure:</text:p>
          <text:p text:style-name="P14">dictionary:{</text:p>
          <text:list>
            <text:list-header>
              <text:p text:style-name="P14">A:{</text:p>
              <text:list>
                <text:list-header>
                  <text:p text:style-name="P14">“id”: 1,</text:p>
                </text:list-header>
              </text:list>
            </text:list-header>
          </text:list>
        </text:list-item>
      </text:list>
      <text:p text:style-name="P3"><text:soft-page-break/><text:tab/><text:tab/><text:tab/><text:tab/>“word”: “school”,</text:p>
      <text:p text:style-name="P3"><text:tab/><text:tab/><text:tab/><text:tab/>“meaning” : “an institution for educating children”</text:p>
      <text:p text:style-name="P3"><text:tab/><text:tab/><text:tab/><text:tab/>}</text:p>
      <text:p text:style-name="P3"><text:tab/><text:tab/><text:tab/>}</text:p>
      <text:list xml:id="list1001913799" text:continue-list="list1497959024" text:style-name="L7">
        <text:list-item>
          <text:p text:style-name="P10">Abs</text:p>
        </text:list-item>
        <text:list-item>
          <text:p text:style-name="P10">HockeyApp</text:p>
        </text:list-item>
      </text:list>
      <text:p text:style-name="P3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uc Ho</meta:initial-creator>
    <meta:creation-date>2016-03-14T13:18:16</meta:creation-date>
    <dc:date>2016-03-17T13:33:28</dc:date>
    <dc:creator>Duc Ho</dc:creator>
    <meta:editing-duration>PT8H29M29S</meta:editing-duration>
    <meta:editing-cycles>4</meta:editing-cycles>
    <meta:generator>OpenOffice/4.1.2$Unix OpenOffice.org_project/412m3$Build-9782</meta:generator>
    <meta:document-statistic meta:table-count="0" meta:image-count="0" meta:object-count="0" meta:page-count="2" meta:paragraph-count="45" meta:word-count="207" meta:character-count="1072"/>
  </office:meta>
</office:document-meta>
</file>